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, 'Noto Color Emoj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fo:font-weight="bold" officeooo:rsid="001d0c30" officeooo:paragraph-rsid="001d0c30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Arial" fo:font-size="18pt" fo:font-weight="normal" officeooo:rsid="001d0c30" officeooo:paragraph-rsid="001d0c30" style:font-size-asian="18pt" style:font-weight-asian="normal" style:font-size-complex="18pt" style:font-weight-complex="normal"/>
    </style:style>
    <style:style style:name="P3" style:family="paragraph" style:parent-style-name="Standard">
      <style:text-properties style:font-name="Arial" fo:font-size="14pt" fo:font-weight="normal" officeooo:rsid="001d0c30" officeooo:paragraph-rsid="001d0c30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Arial" fo:font-size="14pt" fo:font-weight="normal" officeooo:rsid="001d0c30" officeooo:paragraph-rsid="0024a12c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Arial" fo:font-size="14pt" fo:font-weight="normal" officeooo:rsid="001d0c30" officeooo:paragraph-rsid="00268ee6" style:font-size-asian="12.25pt" style:font-weight-asian="normal" style:font-size-complex="14pt" style:font-weight-complex="normal"/>
    </style:style>
    <style:style style:name="P6" style:family="paragraph">
      <style:paragraph-properties fo:text-align="start"/>
      <style:text-properties style:text-line-through-style="none" style:text-line-through-type="none" style:font-name="Arial1" fo:font-size="14pt" fo:font-style="normal" style:text-underline-style="none" fo:font-weight="normal"/>
    </style:style>
    <style:style style:name="T1" style:family="text">
      <style:text-properties officeooo:rsid="0024a12c"/>
    </style:style>
    <style:style style:name="T2" style:family="text">
      <style:text-properties officeooo:rsid="00268ee6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опросы 2<text:span text:style-name="T2">5</text:span></text:p>
      <text:p text:style-name="P2">Ответьте на вопросы о прочитанном</text:p>
      <text:p text:style-name="P3"/>
      <text:p text:style-name="P5"><text:span text:style-name="T2">1. </text:span>Почему Новый год лучше в России?<draw:control text:anchor-type="as-char" svg:y="0.2583in" draw:z-index="0" draw:name="Shape1" draw:style-name="gr1" draw:text-style-name="P6" svg:width="6.9504in" svg:height="0.7425in" draw:control="control1"/></text:p>
      <text:p text:style-name="P5"/>
      <text:p text:style-name="P5"><text:span text:style-name="T2">2. </text:span>Что делает Президент России в полночь 31 декабря?<draw:control text:anchor-type="as-char" svg:y="0.2583in" draw:z-index="1" draw:name="Shape1" draw:style-name="gr1" draw:text-style-name="P6" svg:width="6.9504in" svg:height="0.7425in" draw:control="control2"/></text:p>
      <text:p text:style-name="P5"/>
      <text:p text:style-name="P5"><text:span text:style-name="T2">3. </text:span>Когда в России Рождество?<draw:control text:anchor-type="as-char" svg:y="0.2583in" draw:z-index="2" draw:name="Shape1" draw:style-name="gr1" draw:text-style-name="P6" svg:width="6.9504in" svg:height="0.7425in" draw:control="control3"/></text:p>
      <text:p text:style-name="P5"/>
      <text:p text:style-name="P5"><text:span text:style-name="T2">4. </text:span>Какой праздник для солдат?<draw:control text:anchor-type="as-char" svg:y="0.2583in" draw:z-index="3" draw:name="Shape1" draw:style-name="gr1" draw:text-style-name="P6" svg:width="6.9504in" svg:height="0.7425in" draw:control="control4"/></text:p>
      <text:p text:style-name="P5"/>
      <text:p text:style-name="P5"><text:span text:style-name="T2">5. </text:span>Когда Масленица? Что люди обычно делают вместе во время Масленицы?<draw:control text:anchor-type="as-char" svg:y="0.2583in" draw:z-index="4" draw:name="Shape1" draw:style-name="gr1" draw:text-style-name="P6" svg:width="6.9504in" svg:height="0.7425in" draw:control="control5"/></text:p>
      <text:p text:style-name="P5"/>
      <text:p text:style-name="P5"><text:soft-page-break/><text:span text:style-name="T2">6. </text:span>Почему 9 мая важно в России?<draw:control text:anchor-type="as-char" svg:y="0.2583in" draw:z-index="5" draw:name="Shape1" draw:style-name="gr1" draw:text-style-name="P6" svg:width="6.9504in" svg:height="0.7425in" draw:control="control6"/></text:p>
      <text:p text:style-name="P5"/>
      <text:p text:style-name="P5"><text:span text:style-name="T2">7. </text:span>Когда закончилась Вторая Мировая Война (в России)?<draw:control text:anchor-type="as-char" svg:y="0.2583in" draw:z-index="6" draw:name="Shape1" draw:style-name="gr1" draw:text-style-name="P6" svg:width="6.9504in" svg:height="0.7425in" draw:control="control7"/></text:p>
      <text:p text:style-name="P5"/>
      <text:p text:style-name="P5"><text:span text:style-name="T2">8. </text:span>Вы думаете, что 1 сентября хороший праздник или плохой?<draw:control text:anchor-type="as-char" svg:y="0.2583in" draw:z-index="7" draw:name="Shape1" draw:style-name="gr1" draw:text-style-name="P6" svg:width="6.9504in" svg:height="0.7425in" draw:control="control8"/></text:p>
      <text:p text:style-name="P5"/>
      <text:p text:style-name="P5"><text:span text:style-name="T2">9. </text:span>Какой твой любимый праздник? Почему?<draw:control text:anchor-type="as-char" svg:y="0.2583in" draw:z-index="8" draw:name="Shape1" draw:style-name="gr1" draw:text-style-name="P6" svg:width="6.9504in" svg:height="0.7425in" draw:control="control9"/></text:p>
      <text:p text:style-name="P5"/>
      <text:p text:style-name="P5"><text:span text:style-name="T2">10. </text:span>Когда вы родились?<draw:control text:anchor-type="as-char" svg:y="0.2583in" draw:z-index="9" draw:name="Shape1" draw:style-name="gr1" draw:text-style-name="P6" svg:width="6.9504in" svg:height="0.7425in" draw:control="control10"/>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, 'Noto Color Emoj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7:36:51.285189475</meta:creation-date>
    <dc:date>2019-02-27T14:51:35.066023959</dc:date>
    <meta:editing-duration>PT20M55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2" meta:paragraph-count="12" meta:word-count="79" meta:character-count="459" meta:non-whitespace-character-count="392"/>
  </office:meta>
</office:document-meta>
</file>